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rdf+xml" manifest:full-path="meta/meta.rdf"/>
  <manifest:file-entry manifest:media-type="" manifest:full-path="meta/"/>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5A636FA8.png"/>
  <manifest:file-entry manifest:media-type="image/png" manifest:full-path="Pictures/1000000000000004000000044B8B09BB.png"/>
  <manifest:file-entry manifest:media-type="image/png" manifest:full-path="Pictures/100000000000000400000004CC5182EB.png"/>
  <manifest:file-entry manifest:media-type="image/png" manifest:full-path="Pictures/100000000000000400000004D7F2E517.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anx="http://anx.akomantoso.org/1.0" grddl:transformation="http://docs.oasis-open.org/office/1.2/xslt/odf2rdf.xsl">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style>
    <style:style style:name="T1" style:family="text">
      <style:text-properties fo:language="en" fo:country="GB"/>
    </style:style>
    <style:style style:name="Sect1" style:family="section">
      <style:section-properties anx:BungeniSectionType="body" style:editable="false">
        <style:columns fo:column-count="1" fo:column-gap="0in"/>
      </style:section-properties>
    </style:style>
    <style:style style:name="Sect2" style:family="section">
      <style:section-properties fo:background-color="transparent" fo:margin-left="0.3in" fo:margin-right="0in"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4in" fo:margin-right="0in" style:editable="false">
        <style:columns fo:column-count="1" fo:column-gap="0in"/>
        <style:background-image xlink:href="Pictures/100000000000000400000004CC5182EB.png" xlink:type="simple" xlink:actuate="onLoad" style:filter-name="PNG - Portable Network Graphic"/>
      </style:section-properties>
    </style:style>
    <style:style style:name="Sect5" style:family="section">
      <style:section-properties fo:background-color="transparent" fo:margin-left="0.6in" fo:margin-right="0in"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4in" fo:margin-right="0in" style:editable="false">
        <style:columns fo:column-count="1" fo:column-gap="0in"/>
        <style:background-image xlink:href="Pictures/1000000000000004000000044B8B09BB.png" xlink:type="simple" xlink:actuate="onLoad" style:filter-name="PNG - Portable Network Graphic"/>
      </style:section-properties>
    </style:style>
    <style:style style:name="Sect7" style:family="section">
      <style:section-properties fo:background-color="transparent" fo:margin-left="0.6in" fo:margin-right="0in" style:editable="false">
        <style:columns fo:column-count="1" fo:column-gap="0in"/>
        <style:background-image xlink:href="Pictures/1000000000000004000000045A636FA8.png" xlink:type="simple" xlink:actuate="onLoad" style:filter-name="PNG - Portable Network Graphic"/>
      </style:section-properties>
    </style:style>
    <style:style style:name="Sect8" style:family="section">
      <style:section-properties fo:background-color="transparent" fo:margin-left="0.7in" fo:margin-right="0in" style:editable="false">
        <style:columns fo:column-count="1" fo:column-gap="0in"/>
        <style:background-image xlink:href="Pictures/100000000000000400000004D7F2E517.png" xlink:type="simple" xlink:actuate="onLoad" style:filter-name="PNG - Portable Network Graphic"/>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xml:id="id1807938856" text:name="debaterecord">
        <text:p text:style-name="Standard"/>
        <text:section text:style-name="Sect2" xml:id="id1191117512" text:name="preface">
          <text:p text:style-name="heading_5f_preface">NATIONAL ASSEMBLY </text:p>
          <text:p text:style-name="subheading_5f_preface">OFFICIAL REPORT </text:p>
          <text:p text:style-name="Standard"><text:meta xml:id="id226677410">Wednesday, 13th July, <text:s/>2011 </text:meta></text:p>
          <text:section text:style-name="Sect3" xml:id="id1448899523" text:name="comment2">
            <text:p text:style-name="observation">The House met at thirty minutes past Two o'clock. </text:p>
            <text:p text:style-name="observation">[Mr Speaker in the Chair] </text:p>
          </text:section>
          <text:p text:style-name="Standard"/>
        </text:section>
        <text:p text:style-name="Standard"/>
        <text:section text:style-name="Sect4" xml:id="id1966575574" text:name="papers1">
          <text:p text:style-name="heading_5f_papers">PAPERS <text:s/>LAID </text:p>
          <text:p text:style-name="subheading_5f_papers">The following Papers were laid on the Table: </text:p>
          <text:section text:style-name="Sect5" xml:id="id308069806" text:name="tbldocs1">
            <text:p text:style-name="Standard"><text:a xlink:type="simple" xlink:href="uri:/ken/person/hon.khamasi/doc-20040704" office:name="URI to a tabled document">The Report of the Commonwealth Parliamentary Association (CPA) Kenya branch delegation to the 35th CPA (Africa Region) conference held in Lobamba, Swaziland from 7th August, 2004 to 15th August, 2004. </text:a></text:p>
            <text:p text:style-name="Standard"/>
            <text:p text:style-name="Standard"><text:a xlink:type="simple" xlink:href="uri:/ken/docs/ministry/agricultuer/doc000001" office:name="URI to a tabled document">Annual Report and Accounts of Jomo Kenyatta University College of Agriculture and Technology for the year ended 30th June, 1990 and the Certificate thereon by the Auditor-General (Corporations)</text:a></text:p>
            <text:p text:style-name="Standard"/>
            <text:p text:style-name="Standard"><text:a xlink:type="simple" xlink:href="uri:/ken/docs/ministry/education/doc000002" office:name="URI to a tabled document">Audit Report and Accounts of Higher Education Loans Fund for the year ended 30th June, 1983 and the Certificate thereon by the Auditor-General (Corporations)</text:a></text:p>
            <text:p text:style-name="Standard"><text:a xlink:type="simple" xlink:href="uri:/ken/docs/ministry/finance/doc000231" office:name="URI to a tabled document"/></text:p>
            <text:p text:style-name="Standard"><text:a xlink:type="simple" xlink:href="uri:/ken/docs/ministry/finance/doc000231" office:name="URI to a tabled document">Finance Report and Accounts of Higher Education Loans Fund for the year ended 30th June, 1983 and the Certificate thereon by the Auditor-General (Corporations)</text:a></text:p>
            <text:p text:style-name="Standard"/>
          </text:section>
          <text:section text:style-name="Sect3" xml:id="id1964767358" text:name="comment1">
            <text:p text:style-name="observation">(By the Assistant Minister for Finance (Mr. Keah) on behalf of the Minister for Finance)</text:p>
          </text:section>
          <text:p text:style-name="Standard"/>
        </text:section>
        <text:section text:style-name="Sect6" xml:id="id838091004" text:name="comnctn1">
          <text:p text:style-name="heading_5f_comchair">COMMUNICATION FROM THE CHAIR</text:p>
          <text:p text:style-name="Standard"/>
          <text:section text:style-name="Sect7" xml:id="id2083286704" text:name="speech1">
            <text:p text:style-name="Standard"><text:meta xml:id="id1847809700">The Speaker: </text:meta></text:p>
            <text:section text:style-name="Sect8" xml:id="id1547961251" text:name="spbody1">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section>
            <text:p text:style-name="Standard"/>
          </text:section>
          <text:section text:style-name="Sect7" xml:id="id1878387660" text:name="speech2">
            <text:p text:style-name="Standard"><text:meta xml:id="id2100148575">Mr Nuhene: </text:meta></text:p>
            <text:section text:style-name="Sect8" xml:id="id1539438673" text:name="spbody2">
              <text:p text:style-name="Standard">Thank you, Mr Speaker. One of the issues why the attendance is poor is that in most cases we begin plenary very late, yet you always adjourn this House to 2.00 p.m. Members are always here at 2.00 p.m. but we begin towards 3.00 p.m., so there is need to keep time.</text:p>
            </text:section>
          </text:section>
          <text:p text:style-name="Standard"/>
          <text:section text:style-name="Sect7" xml:id="id220335797" text:name="speech3">
            <text:p text:style-name="Standard"><text:meta xml:id="id1329924415">THE SPEAKER: </text:meta></text:p>
            <text:p text:style-name="Standard"/>
            <text:section text:style-name="Sect8" xml:id="id762750720" text:name="spbody3">
              <text:p text:style-name="Standard">That has no merit, I must say. You mean they went away because we did not start at 2.00 p.m.? When I am in my chambers I watch the attendance here. </text:p>
            </text:section>
          </text:section>
          <text:p text:style-name="Standard"><text:s/></text:p>
        </text:section>
        <text:p text:style-name="Standard"/>
        <text:p text:style-name="Standard">COMMUNICATION FROM THE CHAIR </text:p>
        <text:p text:style-name="Standard"/>
        <text:p text:style-name="Standard">Banning of Matatus from Accessing <text:s/>Nairobi CBD</text:p>
        <text:p text:style-name="Standard"/>
        <text:p text:style-name="P1">The Member for Malava (Mr. Shitanda): </text:p>
        <text:p text:style-name="P1">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text:p>
        <text:p text:style-name="Standard">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p text:style-name="P1"/>
        <text:p text:style-name="P1">The Vice-President and Minister for Home Affairs (Mr. Musyoka): </text:p>
        <text:p text:style-name="P1">Mr. Speaker, Sir, I undertake to communicate that concern by the hon. Member to the Minister for Local Government.</text:p>
        <text:p text:style-name="Standard"/>
        <text:p text:style-name="Standard">(Mr. Keter stood up in his place)</text:p>
        <text:p text:style-name="Standard"/>
        <text:p text:style-name="P1">Mr. Speaker: </text:p>
        <text:p text:style-name="Standard"><text:span text:style-name="T1">Mr. Keter, although you did indicate to me yesterday afternoon that you would seek a Ministerial Statement, you did not come to my office as agreed, to tell me the gist of the Ministerial Statement. So, you cannot ask for it now! </text:span>Next Order!</text:p>
        <text:p text:style-name="Standard"/>
        <text:p text:style-name="Standard">NOTICE OF MOTION</text:p>
        <text:p text:style-name="Standard"/>
        <text:p text:style-name="Standard">Release of Game Reserve Land for Public Use</text:p>
        <text:p text:style-name="Standard"/>
        <text:p text:style-name="Standard">Mr. Galgallo: </text:p>
        <text:p text:style-name="Standard">Mr. Speaker, Sir, I beg to give notice of the following Motion:</text:p>
        <text:p text:style-name="Standard">That, in view of the continuing rise of the population against the non-increasing land surface and since there have been simultaneous increase in the acreages and number of Game Reserves; this House urges the Government to review the entire structure of wildlife sanctuaries vis-a-vis the population demand for more land and degazette those reserves that are non-viable with a view to releazing more land for public use.</text:p>
        <text:p text:style-name="Standard"/>
        <text:p text:style-name="Standard">PROCEDURAL MOTIONS</text:p>
        <text:p text:style-name="Standard"/>
        <text:p text:style-name="Standard">Limitation of Debate: Presidential Address</text:p>
        <text:p text:style-name="Standard"/>
        <text:p text:style-name="Standard">The Minister for Energy (Mr. N. Biwott): </text:p>
        <text:p text:style-name="Standard">Mr. Speaker, Sir, I beg to move the following Procedural Motion:</text:p>
        <text:p text:style-name="Standard">That the debate on the Motion of Presidential Address be limited to a maximum of seven days, with not more than ten minutes for each Member speaking excluding the Mover in moving and replying who shall be limited to twenty minutes in either case.</text:p>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text:p>
        <text:p text:style-name="Standard">With these few remarks, Mr. Speaker, Sir, I would like to commend this Procedural Motion to the hon. Members and I beg to move.</text:p>
        <text:p text:style-name="Standard"/>
        <text:p text:style-name="Standard">The Minister for Regional Development (Mr. Midika): </text:p>
        <text:p text:style-name="Standard">Mr. Speaker, Sir, I stand to second this Motion. Mr. Speaker, Sir, since this is a Procedural Motion, perhaps we should not dwell on it very much when we have other very important issues coming on. Therefore, I want to take the shortest possible time possible to second the Motion.</text:p>
        <text:p text:style-name="Standard"/>
        <text:p text:style-name="Standard">(Question proposed)</text:p>
        <text:p text:style-name="Standard">(Question put and agreed to)</text:p>
        <text:p text:style-name="Standard"/>
        <text:p text:style-name="Standard">ORAL ANSWERS TO QUESTIONS</text:p>
        <text:p text:style-name="Standard">No. 332</text:p>
        <text:p text:style-name="Standard">Bitumenization of Arabia Airstrip</text:p>
        <text:p text:style-name="Standard"/>
        <text:p text:style-name="Standard">Mr. Aden asked the Minister for Transport and Communication - </text:p>
        <text:p text:style-name="Standard">(a)why the Ministry has abandoned the work of bituminizing the Arabia Airstrip after having done the project half-way in 1978; and</text:p>
        <text:p text:style-name="Standard">(b)when this work will be completed.</text:p>
        <text:p text:style-name="Standard"/>
        <text:p text:style-name="Standard">The Assistant Minister for Transport and Communications (Dr. Momanyi): </text:p>
        <text:p text:style-name="Standard">Mr. Speaker, Sir, I beg to reply.</text:p>
        <text:p text:style-name="Standard">(a) The Arabia Airstrip is of gravel surface, and that is how it was intended to be. At no time has any bitumen work ever been undertaken in 1978 and stopped, as the question implies. The airstrip was last graded in June, 1988.</text:p>
        <text:p text:style-name="Standard">(b) According to the Ministry's current Development Plan there is no provision to bituminize Arabia Airstrip.</text:p>
        <text:p text:style-name="Standard"/>
        <text:p text:style-name="Standard">Mr. Aden: </text:p>
        <text:p text:style-name="Standard">Arising from the reply given by the Assistant Minister, is he denying the fact that the Mandera District Development Committee (D.D.C.) recommended bituminization of this particular airstrip way back in 1977? What did the Ministry do about that recommendation of the D.D.C.?</text:p>
        <text:p text:style-name="Standard"/>
        <text:p text:style-name="Standard">Dr. Momanyi: </text:p>
        <text:p text:style-name="Standard">Mr. Speaker, Sir, it is not always that the Minisry goes by the recommendations of the D.D.C. This is because to build an airstrip, you must look at various things. I want to inform the House now that there is no sufficient volume of traffic for the Arabia Airstrip. Already, in Mandera District, we have bituminized airstrips at El Wak, El Rhamu and Mandera.</text:p>
        <text:p text:style-name="Standard"/>
        <text:p text:style-name="Standard">Mr. Aden: </text:p>
        <text:p text:style-name="Standard">Mr. Speaker, Sir, I am amazed by the reply given by the Assistant Minister. It is the people who live in the area who know what the airstrip is like. Now the basis of development is the recommendation of the D.D.C. Now that the Assistant Minister says that they abide by the recommendations of the D.D.C., does he imply that his Ministry is better placed to know about the place than the inhabitants of Arabia?</text:p>
        <text:p text:style-name="Standard"/>
        <text:p text:style-name="Standard">Dr. Momanyi: </text:p>
        <text:p text:style-name="Standard">Mr. Speaker, Sir, I said it is not always that the Ministry goes by the recommendations of the D.D.C. Hon. Aden should have understood that. However, let me now give the statistical figures which come form the Directorate of Civil Aviation (D.C.A.).</text:p>
        <text:p text:style-name="Standard">(...)</text:p>
        <text:p text:style-name="Standard"/>
        <text:p text:style-name="Standard">Mr. Aden: </text:p>
        <text:p text:style-name="Standard">Thank you, Mr. Speaker, Sir. I do not know how the Assistant Minister wants an airstrip that is unfinished to be used by an aircraft. Is he aware that various officials who fly out of Nairobi, and who want to visit particular projects in that division, land at Mandera Airstrip, which is 35 miles away and then drive by road because there is no serviceable landing airstrip?</text:p>
        <text:p text:style-name="Standard"/>
        <text:p text:style-name="Standard">Dr. Momanyi: </text:p>
        <text:p text:style-name="Standard">Mr. Speaker, Sir, the airstrip has been maintained regularly. It was last graded in 1988. I would like to inform the hon. Member that gravel surface, if it has a strong foundation and is well-maintained, can be used by aircraft of a certain weight.</text:p>
        <text:p text:style-name="Standard">Mr. Speaker: Next question.</text:p>
        <text:p text:style-name="Standard"/>
        <text:p text:style-name="Standard"/>
        <text:p text:style-name="Standard">ADJOURNMENT</text:p>
        <text:p text:style-name="Standard"/>
        <text:p text:style-name="Standard">The Temporary Deputy Speaker (Mr. Kabingu-Muregi): </text:p>
        <text:p text:style-name="Standard">It is now time for the interruption of business. The House is, therefore, adjourned until tomorrow, Wednesday, 11th May, at 9.00 a.m. </text:p>
        <text:p text:style-name="Standard">The House rose at thirty minutes past Six o'clock.</text:p>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anx="http://anx.akomantoso.org/1.0" grddl:transformation="http://docs.oasis-open.org/office/1.2/xslt/odf2rdf.xsl">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0nsmcild0ha4" draw:display-name="10nsmcild0ha4" xlink:href="Pictures/1000000000000004000000044B8B09BB.png" xlink:type="simple" xlink:show="embed" xlink:actuate="onLoad"/>
    <draw:fill-image draw:name="_31_2u6x4lxyv7kg" draw:display-name="12u6x4lxyv7kg" xlink:href="Pictures/1000000000000004000000044B8B09BB.png" xlink:type="simple" xlink:show="embed" xlink:actuate="onLoad"/>
    <draw:fill-image draw:name="_31_a4o9witws9yi" draw:display-name="1a4o9witws9yi" xlink:href="Pictures/1000000000000004000000045A636FA8.png" xlink:type="simple" xlink:show="embed" xlink:actuate="onLoad"/>
    <draw:fill-image draw:name="_31_h4f9il7yf2m0" draw:display-name="1h4f9il7yf2m0" xlink:href="Pictures/100000000000000400000004CC5182EB.png" xlink:type="simple" xlink:show="embed" xlink:actuate="onLoad"/>
    <draw:fill-image draw:name="_31_rmpuzkgpcdjo" draw:display-name="1rmpuzkgpcdjo" xlink:href="Pictures/100000000000000400000004D7F2E517.png" xlink:type="simple" xlink:show="embed" xlink:actuate="onLoad"/>
    <draw:fill-image draw:name="_31_w8rl4va0elbr" draw:display-name="1w8rl4va0elbr" xlink:href="Pictures/1000000000000004000000045A636FA8.png" xlink:type="simple" xlink:show="embed" xlink:actuate="onLoad"/>
    <draw:fill-image draw:name="_39_d18n8qbbrlj" draw:display-name="9d18n8qbbrlj" xlink:href="Pictures/100000000000000400000004D7F2E517.png" xlink:type="simple" xlink:show="embed" xlink:actuate="onLoad"/>
    <draw:fill-image draw:name="bfty687258sk" xlink:href="Pictures/100000000000000400000004CC5182EB.png" xlink:type="simple" xlink:show="embed" xlink:actuate="onLoad"/>
    <draw:fill-image draw:name="f84gy3ccx4ue" xlink:href="Pictures/1000000000000004000000044B8B09BB.png" xlink:type="simple" xlink:show="embed" xlink:actuate="onLoad"/>
    <draw:fill-image draw:name="l0ss4sgwmv5q" xlink:href="Pictures/100000000000000400000004D7F2E517.png" xlink:type="simple" xlink:show="embed" xlink:actuate="onLoad"/>
    <draw:fill-image draw:name="qthydxnkjp4d" xlink:href="Pictures/1000000000000004000000045A636FA8.png" xlink:type="simple" xlink:show="embed" xlink:actuate="onLoad"/>
    <draw:fill-image draw:name="sinfrsxr6sck" xlink:href="Pictures/1000000000000004000000045A636FA8.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char_5f_style" style:display-name="char_style" style:family="text">
      <style:text-properties fo:font-style="italic" fo:font-weight="bold" fo:background-color="#eb613d"/>
    </style:style>
    <style:style style:name="an-list-item" style:family="text" style:parent-style-name="char_5f_style">
      <style:text-properties fo:font-style="italic" fo:font-weight="normal" fo:background-color="#ccffff"/>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31T01:09:46.67</meta:creation-date>
    <meta:editing-duration>PT9M6S</meta:editing-duration>
    <meta:editing-cycles>13</meta:editing-cycles>
    <meta:generator>OpenOffice.org/3.3$Win32 OpenOffice.org_project/330m20$Build-9567</meta:generator>
    <meta:initial-creator>Ashok Hariharan</meta:initial-creator>
    <dc:date>2011-07-31T01:26:43.85</dc:date>
    <dc:creator>Ashok Hariharan</dc:creator>
    <meta:document-statistic meta:table-count="0" meta:image-count="0" meta:object-count="0" meta:page-count="1" meta:paragraph-count="75" meta:word-count="1516" meta:character-count="8773"/>
    <meta:user-defined meta:name="BungeniCountryCode">ke</meta:user-defined>
    <meta:user-defined meta:name="BungeniDocAuthor"/>
    <meta:user-defined meta:name="BungeniDocPart">main</meta:user-defined>
    <meta:user-defined meta:name="BungeniDocType"/>
    <meta:user-defined meta:name="BungeniExpAuthor" meta:value-type="string">user.Ashok</meta:user-defined>
    <meta:user-defined meta:name="BungeniExpAuthorURI" meta:value-type="string">user.Ashok</meta:user-defined>
    <meta:user-defined meta:name="BungeniExpDate" meta:value-type="string">2011-07-31</meta:user-defined>
    <meta:user-defined meta:name="BungeniExpDateName" meta:value-type="string">expDate</meta:user-defined>
    <meta:user-defined meta:name="BungeniExpURI" meta:value-type="string">\ke\debaterecord\2011-7-13\en</meta:user-defined>
    <meta:user-defined meta:name="BungeniLanguageCode" meta:value-type="string">en</meta:user-defined>
    <meta:user-defined meta:name="BungeniManAuthor" meta:value-type="string">user.Ashok</meta:user-defined>
    <meta:user-defined meta:name="BungeniManAuthorURI" meta:value-type="string">user.Ashok</meta:user-defined>
    <meta:user-defined meta:name="BungeniManDate" meta:value-type="string">2011-07-31</meta:user-defined>
    <meta:user-defined meta:name="BungeniManDateName" meta:value-type="string">manDate</meta:user-defined>
    <meta:user-defined meta:name="BungeniManURI" meta:value-type="string">\ke\debaterecord\2011-7-13\en.xml</meta:user-defined>
    <meta:user-defined meta:name="BungeniOfficialDate" meta:value-type="string">2011-07-13</meta:user-defined>
    <meta:user-defined meta:name="BungeniOfficialTime" meta:value-type="string">01:09</meta:user-defined>
    <meta:user-defined meta:name="BungeniParliamentID" meta:value-type="string">1</meta:user-defined>
    <meta:user-defined meta:name="BungeniParliamentSession" meta:value-type="string">2</meta:user-defined>
    <meta:user-defined meta:name="BungeniParliamentSitting" meta:value-type="string">3</meta:user-defined>
    <meta:user-defined meta:name="BungeniPublicationDate" meta:value-type="string">2011-07-13</meta:user-defined>
    <meta:user-defined meta:name="BungeniPublicationName" meta:value-type="string">debaterecord</meta:user-defined>
    <meta:user-defined meta:name="BungeniPublicationNameFull" meta:value-type="string"/>
    <meta:user-defined meta:name="BungeniWorkAuthor" meta:value-type="string">user.Ashok</meta:user-defined>
    <meta:user-defined meta:name="BungeniWorkAuthorURI" meta:value-type="string">user.Ashok</meta:user-defined>
    <meta:user-defined meta:name="BungeniWorkDate" meta:value-type="string">2011-07-13</meta:user-defined>
    <meta:user-defined meta:name="BungeniWorkDateName" meta:value-type="string">workDate</meta:user-defined>
    <meta:user-defined meta:name="BungeniWorkURI" meta:value-type="string">\ke\debaterecord\2011-7-13</meta:user-defined>
    <meta:user-defined meta:name="__BungeniDocMeta" meta:value-type="string">true</meta:user-defined>
    <meta:user-defined meta:name="bungeniEditorNotes" meta:value-type="string">&amp;lt;notes&amp;gt;&amp;lt;/notes&amp;gt;</meta:user-defined>
  </office:meta>
</office:document-meta>
</file>